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atmanForeverAlternate" svg:font-family="BatmanForeverAltern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title">
      <style:graphic-properties draw:textarea-horizontal-align="left" fo:min-height="2.82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style:font-name="BatmanForeverAlternate" fo:font-size="80pt" style:font-size-asian="80pt" style:font-size-complex="80pt"/>
    </style:style>
    <style:style style:name="P4" style:family="paragraph">
      <style:paragraph-properties fo:text-align="start"/>
      <style:text-properties fo:color="#ffffff" loext:opacity="100%"/>
    </style:style>
    <style:style style:name="P5" style:family="paragraph">
      <style:text-properties fo:color="#ffffff" loext:opacity="100%" style:font-name="BatmanForeverAlternate" fo:font-size="80pt" style:font-size-asian="80pt" style:font-size-complex="80pt"/>
    </style:style>
    <style:style style:name="T1" style:family="text">
      <style:text-properties style:font-name="BatmanForeverAlternate" fo:font-size="80pt" style:font-size-asian="80pt" style:font-size-complex="80pt"/>
    </style:style>
    <style:style style:name="T2" style:family="text">
      <style:text-properties fo:color="#ffffff" loext:opacity="100%" style:font-name="BatmanForeverAlternat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anim:sub-item="text" smil:attributeName="visibility" smil:to="visible"/>
                  <anim:animate smil:dur="0.5s" smil:fill="hold" anim:sub-item="text" smil:attributeName="height" smil:values="height/20;height/20;height" smil:keyTimes="0;0.5;1"/>
                  <anim:animate smil:dur="0.5s" smil:fill="hold" anim:sub-item="text" smil:attributeName="width" smil:values="width+.3;width+.3;width" smil:keyTimes="0;0.5;1"/>
                  <anim:animate smil:dur="0.5s" smil:fill="hold" anim:sub-item="text" smil:attributeName="x" smil:values="x-.3;x;x" smil:keyTimes="0;0.5;1"/>
                  <anim:animate smil:dur="0.5s" smil:fill="hold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13.238cm" svg:height="2.825cm" svg:x="0.735cm" svg:y="0.349cm" presentation:class="title" presentation:user-transformed="true">
          <draw:text-box>
            <text:p text:style-name="P2"><text:span text:style-name="T1"><text:s/>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</text:span><text:span text:style-name="T2">S</text:span><text:span text:style-name="T2">G</text:span><text:span text:style-name="T2">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L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LB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LB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LB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3.238cm" svg:height="2.825cm" svg:x="0.735cm" svg:y="0.349cm" presentation:class="title" presentation:user-transformed="true">
          <draw:text-box>
            <text:p text:style-name="P4"><text:span text:style-name="T2"><text:s/>SGLB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atmanForeverAlternate" svg:font-family="BatmanForeverAltern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3cm" fo:margin-bottom="0cm" fo:text-indent="0cm"/>
      <style:text-properties fo:font-size="6.5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cm" fo:margin-bottom="0cm" fo:text-indent="0cm"/>
      <style:text-properties fo:font-size="5.5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.300000190734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71cm" fo:page-height="3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262cm" svg:x="1cm" svg:y="5.141cm"/>
      <draw:page-thumbnail draw:layer="backgroundobjects" svg:width="8.999cm" svg:height="2.262cm" svg:x="1cm" svg:y="13.717cm"/>
      <draw:page-thumbnail draw:layer="backgroundobjects" svg:width="8.999cm" svg:height="2.262cm" svg:x="1cm" svg:y="22.293cm"/>
      <draw:page-thumbnail draw:layer="backgroundobjects" svg:width="8.999cm" svg:height="2.262cm" svg:x="11cm" svg:y="5.141cm"/>
      <draw:page-thumbnail draw:layer="backgroundobjects" svg:width="8.999cm" svg:height="2.262cm" svg:x="11cm" svg:y="13.717cm"/>
      <draw:page-thumbnail draw:layer="backgroundobjects" svg:width="8.999cm" svg:height="2.262cm" svg:x="11cm" svg:y="22.2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3.238cm" svg:height="0.618cm" svg:x="0.735cm" svg:y="0.147cm" presentation:class="title" presentation:placeholder="true">
        <draw:text-box/>
      </draw:frame>
      <draw:frame presentation:style-name="Default-outline1" draw:layer="backgroundobjects" svg:width="13.238cm" svg:height="2.146cm" svg:x="0.735cm" svg:y="0.865cm" presentation:class="outline" presentation:placeholder="true">
        <draw:text-box/>
      </draw:frame>
      <draw:frame presentation:style-name="Mpr1" draw:text-style-name="MP2" draw:layer="backgroundobjects" svg:width="3.427cm" svg:height="0.255cm" svg:x="0.735cm" svg:y="3.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663cm" svg:height="0.255cm" svg:x="5.03cm" svg:y="3.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27cm" svg:height="0.255cm" svg:x="10.547cm" svg:y="3.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5:26:59.209717212</meta:creation-date>
    <dc:date>2026-01-27T11:35:02.923610464</dc:date>
    <meta:editing-duration>PT1H17M31S</meta:editing-duration>
    <meta:editing-cycles>4</meta:editing-cycles>
    <meta:generator>LibreOffice/25.8.3.2$Linux_X86_64 LibreOffice_project/580$Build-2</meta:generator>
    <meta:document-statistic meta:object-count="47"/>
  </office:meta>
</office:document-meta>
</file>